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83000027B000001DC440AC81E83DBC8813.svm" manifest:media-type=""/>
  <manifest:file-entry manifest:full-path="Pictures/20000083000027B000001DC40E43A38BFFC51F94.pdf" manifest:media-type="application/pdf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893cm" fo:min-width="2.294cm"/>
    </style:style>
    <style:style style:name="gr3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2.768cm" fo:min-width="6.29cm" fo:padding-top="0.143cm" fo:padding-bottom="0.143cm" fo:padding-left="0.268cm" fo:padding-right="0.26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34cm" fo:min-width="3.598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text-position="-33%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11.43cm" svg:x="2.519cm" svg:y="12.957cm">
          <draw:image xlink:href="Pictures/20000083000027B000001DC40E43A38BFFC51F94.pdf" xlink:type="simple" xlink:show="embed" xlink:actuate="onLoad">
            <text:p/>
          </draw:image>
          <draw:image xlink:href="Pictures/20000083000027B000001DC440AC81E83DBC8813.svm" xlink:type="simple" xlink:show="embed" xlink:actuate="onLoad"/>
        </draw:frame>
        <draw:custom-shape draw:style-name="gr2" draw:text-style-name="P2" draw:layer="layout" svg:width="2.794cm" svg:height="1.143cm" svg:x="12.784cm" svg:y="8.74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4.318cm" svg:x="5.953cm" svg:y="2.651cm">
          <text:p text:style-name="P1">Pop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673cm" svg:y1="5.961cm" svg:x2="4.641cm" svg:y2="8.374cm">
          <text:p/>
        </draw:line>
        <draw:custom-shape draw:style-name="gr5" draw:text-style-name="P2" draw:layer="layout" svg:width="5.842cm" svg:height="2.286cm" svg:x="1.708cm" svg:y="8.347cm">
          <text:p text:style-name="P1">Sample 1</text:p>
          <text:p text:style-name="P1"><text:span text:style-name="T1">x</text:span><text:span text:style-name="T2">11</text:span>, x<text:span text:style-name="T2">12</text:span>, …, x<text:span text:style-name="T2">1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842cm" svg:height="2.286cm" svg:x="7.858cm" svg:y="8.366cm">
          <text:p text:style-name="P1">Sample 2</text:p>
          <text:p text:style-name="P1"><text:span text:style-name="T1">x</text:span><text:span text:style-name="T2">21</text:span>, x<text:span text:style-name="T2">22</text:span>, …, x<text:span text:style-name="T2">2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842cm" svg:height="2.286cm" svg:x="14.589cm" svg:y="8.366cm">
          <text:p text:style-name="P1">Sample <text:span text:style-name="T3">∞</text:span></text:p>
          <text:p text:style-name="P1"><text:span text:style-name="T1">x</text:span><text:span text:style-name="T4">∞</text:span><text:span text:style-name="T4">1</text:span>, x<text:span text:style-name="T4">∞</text:span><text:span text:style-name="T4">2</text:span>, …, x<text:span text:style-name="T4">∞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779cm" svg:y1="6.969cm" svg:x2="10.779cm" svg:y2="8.366cm">
          <text:p/>
        </draw:line>
        <draw:line draw:style-name="gr4" draw:text-style-name="P3" draw:layer="layout" svg:x1="14.97cm" svg:y1="5.953cm" svg:x2="17.51cm" svg:y2="8.366cm">
          <text:p/>
        </draw:line>
        <draw:line draw:style-name="gr4" draw:text-style-name="P3" draw:layer="layout" svg:x1="4.556cm" svg:y1="10.652cm" svg:x2="4.556cm" svg:y2="12.43cm">
          <text:p/>
        </draw:line>
        <draw:line draw:style-name="gr4" draw:text-style-name="P3" draw:layer="layout" svg:x1="10.906cm" svg:y1="10.652cm" svg:x2="10.906cm" svg:y2="12.43cm">
          <text:p/>
        </draw:line>
        <draw:line draw:style-name="gr4" draw:text-style-name="P3" draw:layer="layout" svg:x1="17.637cm" svg:y1="10.652cm" svg:x2="17.637cm" svg:y2="12.43cm">
          <text:p/>
        </draw:line>
        <draw:frame draw:style-name="gr6" draw:text-style-name="P1" draw:layer="layout" svg:width="1.27cm" svg:height="1.321cm" svg:x="4.048cm" svg:y="12.5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1.27cm" svg:height="1.321cm" svg:x="10.271cm" svg:y="12.5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1.422cm" svg:height="1.163cm" svg:x="17.002cm" svg:y="12.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2" draw:layer="layout" svg:width="2.794cm" svg:height="1.143cm" svg:x="12.838cm" svg:y="12.33cm">
          <text:p text:style-name="P1">...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906cm" svg:y1="13.954cm" svg:x2="10.906cm" svg:y2="15.732cm">
          <text:p/>
        </draw:line>
        <draw:line draw:style-name="gr4" draw:text-style-name="P3" draw:layer="layout" svg:x1="4.556cm" svg:y1="13.827cm" svg:x2="7.477cm" svg:y2="16.367cm">
          <text:p/>
        </draw:line>
        <draw:line draw:style-name="gr4" draw:text-style-name="P3" draw:layer="layout" svg:x1="17.51cm" svg:y1="13.827cm" svg:x2="14.589cm" svg:y2="16.3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6:44:57.383260719</meta:creation-date>
    <dc:date>2018-01-17T22:20:08.386726779</dc:date>
    <meta:editing-duration>PT5H12M48S</meta:editing-duration>
    <meta:editing-cycles>6</meta:editing-cycles>
    <meta:generator>LibreOffice/5.3.1.2$Linux_X86_64 LibreOffice_project/30m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sub>
      <mover accent="true">
        <mi mathvariant="normal">θ</mi>
        <mo stretchy="true">^</mo>
      </mover>
      <mn>1</mn>
    </msub>
    <annotation encoding="StarMath 5.0">{widehat{%theta}}_1</annotation>
  </semantics>
</math>
</file>

<file path=Object 2/content.xml><?xml version="1.0" encoding="utf-8"?>
<math xmlns="http://www.w3.org/1998/Math/MathML" display="block">
  <semantics>
    <msub>
      <mover accent="true">
        <mi mathvariant="normal">θ</mi>
        <mo stretchy="true">^</mo>
      </mover>
      <mn>2</mn>
    </msub>
    <annotation encoding="StarMath 5.0">{widehat{%theta}}_2</annotation>
  </semantics>
</math>
</file>

<file path=Object 3/content.xml><?xml version="1.0" encoding="utf-8"?>
<math xmlns="http://www.w3.org/1998/Math/MathML" display="block">
  <semantics>
    <msub>
      <mover accent="true">
        <mi mathvariant="normal">θ</mi>
        <mo stretchy="true">^</mo>
      </mover>
      <mi mathvariant="normal">∞</mi>
    </msub>
    <annotation encoding="StarMath 5.0">{widehat{%theta}}_{infinity}</annotation>
  </semantics>
</math>
</file>